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ÑEZ TARAZONA NEI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017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2468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UÑEZ TARAZONA NEI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017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 246 8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JAQUE TARAZONA DANTON LU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357500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3936418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0:23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